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For next draft:</text:p>
      <text:p text:style-name="P1"/>
      <text:p text:style-name="P1">NHIS restrictions: age 19-64, with Medicaid or without insurance</text:p>
      <text:p text:style-name="P1"/>
      <text:p text:style-name="P1">3 Income bins</text:p>
      <text:p text:style-name="P1"/>
      <text:p text:style-name="P1">ensemble method</text:p>
      <text:p text:style-name="P1"/>
      <text:p text:style-name="P1">How double--crossover affects our PATT estima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4.72</meta:generator>
  </office:meta>
</office:document-meta>
</file>